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ention of illicit financial flows from develop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orbeugung illegaler Geldströme aus Entwicklungsländ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die Einhaltung der Empfehlungen der Financial Action Task Force (FATF) zur Riskioprüfung und Berichtsmaßnah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his indicator measures compliance ratings on FATF recommendations regarding customer due diligence and record keeping procedures (recommendations 5-12).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Dieser Indikator misst die Einhaltung der Empfehlungen der FATF zur Riskioprüfung und Berichtsmaßnahmen (Empfehlungen 5-12).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4" calcext:value-type="float">
            <text:p>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4,21,18,1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r Einstufung des Indikators, nach der 24 Punkte als sehr gut und 15 Punkte als schlecht eingestuft wer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set in line with the indicator construction, which rates 24 points as very good compliance and 15 as bad compliance.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 calcext:value-type="float">
            <text:p>13</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 style:display-name="PageStyle_D_Compliance_with_OECD-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2" meta:object-count="0"/>
    <meta:generator>LibreOfficeDev/5.1.0.3$Linux_X86_64 LibreOffice_project/</meta:generator>
  </office:meta>
</office:document-meta>
</file>